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Standard">
      <style:paragraph-properties fo:text-align="start" style:justify-single-word="false"/>
      <style:text-properties fo:color="#000000" style:font-name="Times New Roman" fo:font-size="10pt" style:font-size-asian="10pt" style:font-size-complex="10pt"/>
    </style:style>
    <style:style style:name="P2" style:family="paragraph" style:parent-style-name="Standard">
      <style:text-properties fo:color="#000000" style:font-name="Times New Roman" fo:font-size="10pt" fo:font-weight="bold" style:font-size-asian="10pt" style:font-weight-asian="bold" style:font-size-complex="10pt" style:font-weight-complex="bold"/>
    </style:style>
    <style:style style:name="P3" style:family="paragraph" style:parent-style-name="Standard">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text-properties fo:color="#000000" fo:font-size="15pt" fo:font-weight="bold" style:font-size-asian="15pt" style:font-weight-asian="bold" style:font-size-complex="15pt" style:font-weight-complex="bold"/>
    </style:style>
    <style:style style:name="P5" style:family="paragraph" style:parent-style-name="Text_20_body">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color="#000000" style:font-name="Times New Roman" fo:font-size="10pt" style:font-size-asian="10pt" style:font-size-complex="10pt"/>
    </style:style>
    <style:style style:name="P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color="#000000"/>
    </style:style>
    <style:style style:name="P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0"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11"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12"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13" style:family="paragraph" style:parent-style-name="Heading_20_4">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1043in" fo:orphans="2" fo:widows="2" fo:text-indent="0in" style:auto-text-indent="false"/>
    </style:style>
    <style:style style:name="P15"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7" style:family="paragraph" style:parent-style-name="Table_20_Contents">
      <style:paragraph-properties fo:margin-top="0in" fo:margin-bottom="0in" fo:text-align="start" style:justify-single-word="false" fo:padding-left="0.0626in" fo:padding-right="0.0626in" fo:padding-top="0.0209in" fo:padding-bottom="0.0209in" fo:border="0.0008in solid #ffffff"/>
      <style:text-properties fo:color="#47433f"/>
    </style:style>
    <style:style style:name="P18" style:family="paragraph" style:parent-style-name="Heading_20_4">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1" style:family="text">
      <style:text-properties fo:font-variant="normal" fo:text-transform="none" style:font-name="Times New Roman"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style:font-name="Times New Roman"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style:font-name="Times New Roman" fo:font-size="10pt" fo:letter-spacing="normal" fo:font-style="italic" fo:font-weight="bold" style:font-size-asian="10pt" style:font-style-asian="italic" style:font-weight-asian="bold" style:font-size-complex="10pt" style:font-style-complex="italic" style:font-weight-complex="bold"/>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letter-spacing="normal" fo:font-style="italic" fo:font-weight="bold" style:font-style-asian="italic" style:font-weight-asian="bold" style:font-style-complex="italic" style:font-weight-complex="bold"/>
    </style:style>
    <style:style style:name="T7" style:family="text">
      <style:text-properties fo:font-variant="normal" fo:text-transform="none" fo:letter-spacing="normal" fo:font-style="italic" fo:font-weight="normal" style:font-style-asian="italic" style:font-weight-asian="normal" style:font-style-complex="italic" style:font-weight-complex="normal"/>
    </style:style>
    <style:style style:name="T8"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color="#000000" style:font-name="Times New Roman" fo:font-size="10pt" fo:letter-spacing="normal" fo:font-style="normal" fo:font-weight="bold" style:font-size-asian="10pt" style:font-size-complex="10pt"/>
    </style:style>
    <style:style style:name="T10" style:family="text">
      <style:text-properties fo:font-variant="normal" fo:text-transform="none" fo:color="#000000" style:font-name="Times New Roman" fo:font-size="10pt" fo:letter-spacing="normal" fo:font-style="normal" fo:font-weight="normal" style:font-size-asian="10pt" style:font-size-complex="10pt"/>
    </style:style>
    <style:style style:name="T11"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style:font-name="Times New Roman" fo:font-size="10pt" fo:letter-spacing="normal" fo:font-style="normal" style:font-size-asian="10pt" style:font-size-complex="10pt"/>
    </style:style>
    <style:style style:name="T14"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15"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16"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7"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8"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1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bold" style:font-size-complex="10pt" style:font-weight-complex="bold"/>
    </style:style>
    <style:style style:name="T21"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size-complex="10pt"/>
    </style:style>
    <style:style style:name="T22"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23"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transparent" style:font-size-asian="10pt" style:font-weight-asian="normal" style:font-size-complex="10pt" style:font-weight-complex="normal"/>
    </style:style>
    <style:style style:name="T24" style:family="text">
      <style:text-properties fo:font-variant="normal" fo:text-transform="none" fo:color="#000000" style:font-name="Times New Roman" fo:font-size="10pt" fo:letter-spacing="normal" fo:font-style="italic" fo:font-weight="bold" style:font-size-asian="10pt" style:font-style-asian="italic" style:font-weight-asian="bold" style:font-size-complex="10pt" style:font-style-complex="italic" style:font-weight-complex="bold"/>
    </style:style>
    <style:style style:name="T25"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26"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27"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28" style:family="text">
      <style:text-properties fo:font-variant="normal" fo:text-transform="none" fo:color="#000000" style:text-position="super 58%" style:font-name="Times New Roman" fo:font-size="10pt" fo:letter-spacing="normal" fo:font-style="normal"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style:text-position="super 58%" style:font-name="Times New Roman" fo:font-size="10pt" fo:letter-spacing="normal" fo:font-style="normal" style:text-underline-style="none" fo:font-weight="normal" fo:background-color="transparent" style:font-size-asian="10pt" style:font-weight-asian="bold" style:font-size-complex="10pt" style:font-weight-complex="bold"/>
    </style:style>
    <style:style style:name="T30" style:family="text">
      <style:text-properties fo:font-variant="normal" fo:text-transform="none" fo:color="#333333" fo:letter-spacing="normal" fo:font-style="normal" fo:font-weight="normal"/>
    </style:style>
    <style:style style:name="T31" style:family="text">
      <style:text-properties fo:font-variant="normal" fo:text-transform="none" style:text-position="super 58%" style:font-name="Times New Roman" fo:font-size="10pt" fo:letter-spacing="normal" fo:font-style="normal" fo:font-weight="normal" style:font-size-asian="10pt" style:font-weight-asian="normal" style:font-size-complex="10pt" style:font-weight-complex="normal"/>
    </style:style>
    <style:style style:name="T32" style:family="text">
      <style:text-properties fo:font-variant="normal" fo:text-transform="none" style:text-position="super 58%" fo:letter-spacing="normal" fo:font-style="normal" fo:font-weight="normal" style:font-weight-asian="normal" style:font-weight-complex="normal"/>
    </style:style>
    <style:style style:name="T33" style:family="text">
      <style:text-properties fo:font-weight="bold"/>
    </style:style>
    <style:style style:name="T34" style:family="text">
      <style:text-properties fo:color="#000000" fo:font-size="10pt" style:font-size-asian="10pt" style:font-size-complex="10pt"/>
    </style:style>
    <style:style style:name="T35" style:family="text">
      <style:text-properties fo:color="#000000" fo:font-size="10pt" fo:font-weight="normal" style:font-size-asian="10pt" style:font-weight-asian="normal" style:font-size-complex="10pt" style:font-weight-complex="normal"/>
    </style:style>
    <style:style style:name="T36" style:family="text">
      <style:text-properties fo:font-size="10pt"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rd</text:p>
      <text:p text:style-name="P4"/>
      <text:p text:style-name="P3"><text:span text:style-name="T30">Through cleverness, talent, and magic, these cunning few unravel the wiles of the world, becoming adept in the arts of persuasion, manipulation, and inspiration. Typically masters of one or many forms of artistry, bards possess an uncanny ability to know more than they should and use what they learn to keep themselves and their allies ever one step ahead of danger. Bards are quick-witted and captivating, and their skills might lead them down many paths, be they gamblers or jacks-of-all-trades, scholars or performers, leaders or scoundrels, or even all of the above. For bards, every day brings its own opportunities, adventures, and challenges, and only by bucking the odds, knowing the most, and being the best might they claim the treasures of each.</text:span> </text:p>
      <text:p text:style-name="P2"/>
      <text:p text:style-name="P2"/>
      <text:p text:style-name="P5"><text:span text:style-name="T33">Alignment</text:span>: Any</text:p>
      <text:p text:style-name="P15"><text:span text:style-name="T33">Hit Die</text:span>: d8</text:p>
      <text:p text:style-name="P15"><text:span text:style-name="T33">Starting Wealth</text:span>: 3d6 × 10 gp (average 105 gp.) In addition, each character begins play with an outfit worth 10 gp or less.</text:p>
      <text:p text:style-name="P16"><text:bookmark text:name="Class_Skills"/>Class Skills</text:p>
      <text:p text:style-name="P14"><text:span text:style-name="T10">The bard’s class skills are </text:span><text:a xlink:type="simple" xlink:href="https://www.d20pfsrd.com/skills/acrobatics" text:style-name="Internet_20_link" text:visited-style-name="Visited_20_Internet_20_Link"><text:span text:style-name="T14">Acrobatics</text:span></text:a><text:span text:style-name="T10"> (</text:span><text:a xlink:type="simple" xlink:href="https://www.d20pfsrd.com/basics-ability-scores/ability-scores#TOC-Dexterity-Dex-" text:style-name="Internet_20_link" text:visited-style-name="Visited_20_Internet_20_Link"><text:span text:style-name="T14">Dex</text:span></text:a><text:span text:style-name="T10">), </text:span><text:a xlink:type="simple" xlink:href="https://www.d20pfsrd.com/skills/appraise" text:style-name="Internet_20_link" text:visited-style-name="Visited_20_Internet_20_Link"><text:span text:style-name="T14">Appraise</text:span></text:a><text:span text:style-name="T10"> (</text:span><text:a xlink:type="simple" xlink:href="https://www.d20pfsrd.com/basics-ability-scores/ability-scores#TOC-Intelligence-Int-" text:style-name="Internet_20_link" text:visited-style-name="Visited_20_Internet_20_Link"><text:span text:style-name="T14">Int</text:span></text:a><text:span text:style-name="T10">), </text:span><text:a xlink:type="simple" xlink:href="https://www.d20pfsrd.com/skills/bluff" text:style-name="Internet_20_link" text:visited-style-name="Visited_20_Internet_20_Link"><text:span text:style-name="T14">Bluff</text:span></text:a><text:span text:style-name="T10"> (</text:span><text:a xlink:type="simple" xlink:href="https://www.d20pfsrd.com/basics-ability-scores/ability-scores#TOC-Charisma-Cha-" text:style-name="Internet_20_link" text:visited-style-name="Visited_20_Internet_20_Link"><text:span text:style-name="T14">Cha</text:span></text:a><text:span text:style-name="T10">), </text:span><text:a xlink:type="simple" xlink:href="https://www.d20pfsrd.com/skills/climb" text:style-name="Internet_20_link" text:visited-style-name="Visited_20_Internet_20_Link"><text:span text:style-name="T14">Climb</text:span></text:a><text:span text:style-name="T10"> (</text:span><text:a xlink:type="simple" xlink:href="https://www.d20pfsrd.com/basics-ability-scores/ability-scores#TOC-Strength-Str-" text:style-name="Internet_20_link" text:visited-style-name="Visited_20_Internet_20_Link"><text:span text:style-name="T14">Str</text:span></text:a><text:span text:style-name="T10">), </text:span><text:a xlink:type="simple" xlink:href="https://www.d20pfsrd.com/skills/craft" text:style-name="Internet_20_link" text:visited-style-name="Visited_20_Internet_20_Link"><text:span text:style-name="T14">Craft</text:span></text:a><text:span text:style-name="T10"> (</text:span><text:a xlink:type="simple" xlink:href="https://www.d20pfsrd.com/basics-ability-scores/ability-scores#TOC-Intelligence-Int-" text:style-name="Internet_20_link" text:visited-style-name="Visited_20_Internet_20_Link"><text:span text:style-name="T14">Int</text:span></text:a><text:span text:style-name="T10">), </text:span><text:a xlink:type="simple" xlink:href="https://www.d20pfsrd.com/skills/diplomacy" text:style-name="Internet_20_link" text:visited-style-name="Visited_20_Internet_20_Link"><text:span text:style-name="T14">Diplomacy</text:span></text:a><text:span text:style-name="T10"> (</text:span><text:a xlink:type="simple" xlink:href="https://www.d20pfsrd.com/basics-ability-scores/ability-scores#TOC-Charisma-Cha-" text:style-name="Internet_20_link" text:visited-style-name="Visited_20_Internet_20_Link"><text:span text:style-name="T14">Cha</text:span></text:a><text:span text:style-name="T10">), </text:span><text:a xlink:type="simple" xlink:href="https://www.d20pfsrd.com/skills/disguise" text:style-name="Internet_20_link" text:visited-style-name="Visited_20_Internet_20_Link"><text:span text:style-name="T14">Disguise</text:span></text:a><text:span text:style-name="T10"> (</text:span><text:a xlink:type="simple" xlink:href="https://www.d20pfsrd.com/basics-ability-scores/ability-scores#TOC-Charisma-Cha-" text:style-name="Internet_20_link" text:visited-style-name="Visited_20_Internet_20_Link"><text:span text:style-name="T14">Cha</text:span></text:a><text:span text:style-name="T10">), </text:span><text:a xlink:type="simple" xlink:href="https://www.d20pfsrd.com/skills/escape-artist" text:style-name="Internet_20_link" text:visited-style-name="Visited_20_Internet_20_Link"><text:span text:style-name="T14">Escape Artist</text:span></text:a><text:span text:style-name="T10"> (</text:span><text:a xlink:type="simple" xlink:href="https://www.d20pfsrd.com/basics-ability-scores/ability-scores#TOC-Dexterity-Dex-" text:style-name="Internet_20_link" text:visited-style-name="Visited_20_Internet_20_Link"><text:span text:style-name="T14">Dex</text:span></text:a><text:span text:style-name="T10">), </text:span><text:a xlink:type="simple" xlink:href="https://www.d20pfsrd.com/skills/intimidate" text:style-name="Internet_20_link" text:visited-style-name="Visited_20_Internet_20_Link"><text:span text:style-name="T14">Intimidate</text:span></text:a><text:span text:style-name="T10"> (</text:span><text:a xlink:type="simple" xlink:href="https://www.d20pfsrd.com/basics-ability-scores/ability-scores#TOC-Charisma-Cha-" text:style-name="Internet_20_link" text:visited-style-name="Visited_20_Internet_20_Link"><text:span text:style-name="T14">Cha</text:span></text:a><text:span text:style-name="T10">), </text:span><text:a xlink:type="simple" xlink:href="https://www.d20pfsrd.com/skills/knowledge" text:style-name="Internet_20_link" text:visited-style-name="Visited_20_Internet_20_Link"><text:span text:style-name="T14">Knowledge</text:span></text:a><text:span text:style-name="T10"> (all) (</text:span><text:a xlink:type="simple" xlink:href="https://www.d20pfsrd.com/basics-ability-scores/ability-scores#TOC-Intelligence-Int-" text:style-name="Internet_20_link" text:visited-style-name="Visited_20_Internet_20_Link"><text:span text:style-name="T14">Int</text:span></text:a><text:span text:style-name="T10">), </text:span><text:a xlink:type="simple" xlink:href="https://www.d20pfsrd.com/skills/linguistics" text:style-name="Internet_20_link" text:visited-style-name="Visited_20_Internet_20_Link"><text:span text:style-name="T14">Linguistics</text:span></text:a><text:span text:style-name="T10"> (</text:span><text:a xlink:type="simple" xlink:href="https://www.d20pfsrd.com/basics-ability-scores/ability-scores#TOC-Intelligence-Int-" text:style-name="Internet_20_link" text:visited-style-name="Visited_20_Internet_20_Link"><text:span text:style-name="T14">Int</text:span></text:a><text:span text:style-name="T10">), </text:span><text:a xlink:type="simple" xlink:href="https://www.d20pfsrd.com/skills/perception" text:style-name="Internet_20_link" text:visited-style-name="Visited_20_Internet_20_Link"><text:span text:style-name="T14">Perception</text:span></text:a><text:span text:style-name="T10"> (</text:span><text:a xlink:type="simple" xlink:href="https://www.d20pfsrd.com/basics-ability-scores/ability-scores#TOC-Wisdom-Wis-" text:style-name="Internet_20_link" text:visited-style-name="Visited_20_Internet_20_Link"><text:span text:style-name="T14">Wis</text:span></text:a><text:span text:style-name="T10">), </text:span><text:a xlink:type="simple" xlink:href="https://www.d20pfsrd.com/skills/perform" text:style-name="Internet_20_link" text:visited-style-name="Visited_20_Internet_20_Link"><text:span text:style-name="T14">Perform</text:span></text:a><text:span text:style-name="T10"> (</text:span><text:a xlink:type="simple" xlink:href="https://www.d20pfsrd.com/basics-ability-scores/ability-scores#TOC-Charisma-Cha-" text:style-name="Internet_20_link" text:visited-style-name="Visited_20_Internet_20_Link"><text:span text:style-name="T14">Cha</text:span></text:a><text:span text:style-name="T10">), </text:span><text:a xlink:type="simple" xlink:href="https://www.d20pfsrd.com/skills/profession" text:style-name="Internet_20_link" text:visited-style-name="Visited_20_Internet_20_Link"><text:span text:style-name="T14">Profession</text:span></text:a><text:span text:style-name="T10"> (</text:span><text:a xlink:type="simple" xlink:href="https://www.d20pfsrd.com/basics-ability-scores/ability-scores#TOC-Wisdom-Wis-" text:style-name="Internet_20_link" text:visited-style-name="Visited_20_Internet_20_Link"><text:span text:style-name="T14">Wis</text:span></text:a><text:span text:style-name="T10">), </text:span><text:a xlink:type="simple" xlink:href="https://www.d20pfsrd.com/skills/sense-motive" text:style-name="Internet_20_link" text:visited-style-name="Visited_20_Internet_20_Link"><text:span text:style-name="T14">Sense Motive</text:span></text:a><text:span text:style-name="T10"> (</text:span><text:a xlink:type="simple" xlink:href="https://www.d20pfsrd.com/basics-ability-scores/ability-scores#TOC-Wisdom-Wis-" text:style-name="Internet_20_link" text:visited-style-name="Visited_20_Internet_20_Link"><text:span text:style-name="T14">Wis</text:span></text:a><text:span text:style-name="T10">), </text:span><text:a xlink:type="simple" xlink:href="https://www.d20pfsrd.com/skills/sleight-of-hand" text:style-name="Internet_20_link" text:visited-style-name="Visited_20_Internet_20_Link"><text:span text:style-name="T14">Sleight of Hand</text:span></text:a><text:span text:style-name="T10"> (</text:span><text:a xlink:type="simple" xlink:href="https://www.d20pfsrd.com/basics-ability-scores/ability-scores#TOC-Dexterity-Dex-" text:style-name="Internet_20_link" text:visited-style-name="Visited_20_Internet_20_Link"><text:span text:style-name="T14">Dex</text:span></text:a><text:span text:style-name="T10">), </text:span><text:a xlink:type="simple" xlink:href="https://www.d20pfsrd.com/skills/spellcraft" text:style-name="Internet_20_link" text:visited-style-name="Visited_20_Internet_20_Link"><text:span text:style-name="T14">Spellcraft</text:span></text:a><text:span text:style-name="T10"> (</text:span><text:a xlink:type="simple" xlink:href="https://www.d20pfsrd.com/basics-ability-scores/ability-scores#TOC-Intelligence-Int-" text:style-name="Internet_20_link" text:visited-style-name="Visited_20_Internet_20_Link"><text:span text:style-name="T14">Int</text:span></text:a><text:span text:style-name="T10">), </text:span><text:a xlink:type="simple" xlink:href="https://www.d20pfsrd.com/skills/stealth" text:style-name="Internet_20_link" text:visited-style-name="Visited_20_Internet_20_Link"><text:span text:style-name="T14">Stealth</text:span></text:a><text:span text:style-name="T10"> (</text:span><text:a xlink:type="simple" xlink:href="https://www.d20pfsrd.com/basics-ability-scores/ability-scores#TOC-Dexterity-Dex-" text:style-name="Internet_20_link" text:visited-style-name="Visited_20_Internet_20_Link"><text:span text:style-name="T14">Dex</text:span></text:a><text:span text:style-name="T10">), and </text:span><text:a xlink:type="simple" xlink:href="https://www.d20pfsrd.com/skills/use-magic-device" text:style-name="Internet_20_link" text:visited-style-name="Visited_20_Internet_20_Link"><text:span text:style-name="T14">Use Magic Device</text:span></text:a><text:span text:style-name="T10"> (</text:span><text:a xlink:type="simple" xlink:href="https://www.d20pfsrd.com/basics-ability-scores/ability-scores#TOC-Charisma-Cha-" text:style-name="Internet_20_link" text:visited-style-name="Visited_20_Internet_20_Link"><text:span text:style-name="T14">Cha</text:span></text:a><text:span text:style-name="T10">).</text:span></text:p>
      <text:p text:style-name="P14"><text:span text:style-name="T9">Skill Ranks Per Level</text:span><text:span text:style-name="T10">: 7 + </text:span><text:a xlink:type="simple" xlink:href="https://www.d20pfsrd.com/basics-ability-scores/ability-scores#TOC-Intelligence-Int-" text:style-name="Internet_20_link" text:visited-style-name="Visited_20_Internet_20_Link"><text:span text:style-name="T14">Int</text:span></text:a><text:span text:style-name="T10"> </text:span><text:a xlink:type="simple" xlink:href="https://www.d20pfsrd.com/basics-ability-scores/ability-scores#TOC-Determine-Bonuses" text:style-name="Internet_20_link" text:visited-style-name="Visited_20_Internet_20_Link"><text:span text:style-name="T14">modifier</text:span></text:a><text:span text:style-name="T10">.</text:span></text:p>
      <text:p text:style-name="P14"><text:span text:style-name="Strong_20_Emphasis"><text:span text:style-name="T13">Weapon and Armor Proficiency:</text:span></text:span><text:span text:style-name="Strong_20_Emphasis"><text:span text:style-name="T10"> A bard is proficient with all </text:span></text:span><text:a xlink:type="simple" xlink:href="https://www.d20pfsrd.com/equipment/weapons#TOC-Simple-Martial-and-Exotic-Weapons-" text:style-name="Internet_20_link" text:visited-style-name="Visited_20_Internet_20_Link"><text:span text:style-name="Strong_20_Emphasis"><text:span text:style-name="T16">simple weapons</text:span></text:span></text:a><text:span text:style-name="Strong_20_Emphasis"><text:span text:style-name="T10">, plus the </text:span></text:span><text:a xlink:type="simple" xlink:href="https://www.d20pfsrd.com/equipment/weapons/weapon-descriptions/longsword" text:style-name="Internet_20_link" text:visited-style-name="Visited_20_Internet_20_Link"><text:span text:style-name="Strong_20_Emphasis"><text:span text:style-name="T16">longsword</text:span></text:span></text:a><text:span text:style-name="Strong_20_Emphasis"><text:span text:style-name="T10">, </text:span></text:span><text:a xlink:type="simple" xlink:href="https://www.d20pfsrd.com/equipment/weapons/weapon-descriptions/rapier" text:style-name="Internet_20_link" text:visited-style-name="Visited_20_Internet_20_Link"><text:span text:style-name="Strong_20_Emphasis"><text:span text:style-name="T16">rapier</text:span></text:span></text:a><text:span text:style-name="Strong_20_Emphasis"><text:span text:style-name="T10">, </text:span></text:span><text:a xlink:type="simple" xlink:href="https://www.d20pfsrd.com/equipment/weapons/weapon-descriptions/sap" text:style-name="Internet_20_link" text:visited-style-name="Visited_20_Internet_20_Link"><text:span text:style-name="Strong_20_Emphasis"><text:span text:style-name="T16">sap</text:span></text:span></text:a><text:span text:style-name="Strong_20_Emphasis"><text:span text:style-name="T10">, </text:span></text:span><text:a xlink:type="simple" xlink:href="https://www.d20pfsrd.com/equipment/weapons/weapon-descriptions/shortsword" text:style-name="Internet_20_link" text:visited-style-name="Visited_20_Internet_20_Link"><text:span text:style-name="Strong_20_Emphasis"><text:span text:style-name="T16">shortsword</text:span></text:span></text:a><text:span text:style-name="Strong_20_Emphasis"><text:span text:style-name="T10">, </text:span></text:span><text:a xlink:type="simple" xlink:href="https://www.d20pfsrd.com/equipment/weapons/weapon-descriptions/shortbow" text:style-name="Internet_20_link" text:visited-style-name="Visited_20_Internet_20_Link"><text:span text:style-name="Strong_20_Emphasis"><text:span text:style-name="T16">shortbow</text:span></text:span></text:a><text:span text:style-name="Strong_20_Emphasis"><text:span text:style-name="T10">, and </text:span></text:span><text:a xlink:type="simple" xlink:href="https://www.d20pfsrd.com/equipment/weapons/weapon-descriptions/whip" text:style-name="Internet_20_link" text:visited-style-name="Visited_20_Internet_20_Link"><text:span text:style-name="Strong_20_Emphasis"><text:span text:style-name="T16">whip</text:span></text:span></text:a><text:span text:style-name="Strong_20_Emphasis"><text:span text:style-name="T10">. Bards are also proficient with light armor and shields (except tower shields). A bard can cast bard spells while wearing light armor and using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 </text:span></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Level</text:p>
          </table:table-cell>
          <table:table-cell table:style-name="Table1.A1" office:value-type="string">
            <text:p text:style-name="P10">BAB</text:p>
          </table:table-cell>
          <table:table-cell table:style-name="Table1.A1" office:value-type="string">
            <text:p text:style-name="P11">Fort</text:p>
          </table:table-cell>
          <table:table-cell table:style-name="Table1.A1" office:value-type="string">
            <text:p text:style-name="P11">Ref</text:p>
          </table:table-cell>
          <table:table-cell table:style-name="Table1.A1" office:value-type="string">
            <text:p text:style-name="P11">Will</text:p>
          </table:table-cell>
          <table:table-cell table:style-name="Table1.A1" office:value-type="string">
            <text:p text:style-name="P11">Special</text:p>
          </table:table-cell>
        </table:table-row>
        <table:table-row>
          <table:table-cell table:style-name="Table1.A2" office:value-type="string">
            <text:p text:style-name="P12">1st</text:p>
          </table:table-cell>
          <table:table-cell table:style-name="Table1.B2" office:value-type="float" office:value="0">
            <text:p text:style-name="P12">0</text:p>
          </table:table-cell>
          <table:table-cell table:style-name="Table1.A2" office:value-type="string">
            <text:p text:style-name="P12">+2</text:p>
          </table:table-cell>
          <table:table-cell table:style-name="Table1.A2" office:value-type="string">
            <text:p text:style-name="P12">+0</text:p>
          </table:table-cell>
          <table:table-cell table:style-name="Table1.A2" office:value-type="string">
            <text:p text:style-name="P12">+2</text:p>
          </table:table-cell>
          <table:table-cell table:style-name="Table1.A2" office:value-type="string">
            <text:p text:style-name="P12">Bardic Knowledge, Bardic Performances, Spellcasting (as 1E)</text:p>
          </table:table-cell>
        </table:table-row>
        <table:table-row>
          <table:table-cell table:style-name="Table1.A2" office:value-type="string">
            <text:p text:style-name="P12">2nd</text:p>
          </table:table-cell>
          <table:table-cell table:style-name="Table1.B2" office:value-type="float" office:value="1">
            <text:p text:style-name="P12">1</text:p>
          </table:table-cell>
          <table:table-cell table:style-name="Table1.A2" office:value-type="string">
            <text:p text:style-name="P12">+3</text:p>
          </table:table-cell>
          <table:table-cell table:style-name="Table1.A2" office:value-type="string">
            <text:p text:style-name="P12">+0</text:p>
          </table:table-cell>
          <table:table-cell table:style-name="Table1.A2" office:value-type="string">
            <text:p text:style-name="P12">+3</text:p>
          </table:table-cell>
          <table:table-cell table:style-name="Table1.A2" office:value-type="string">
            <text:p text:style-name="P12">Versatile Performance</text:p>
          </table:table-cell>
        </table:table-row>
        <table:table-row>
          <table:table-cell table:style-name="Table1.A2" office:value-type="string">
            <text:p text:style-name="P12">3rd</text:p>
          </table:table-cell>
          <table:table-cell table:style-name="Table1.B2" office:value-type="float" office:value="2">
            <text:p text:style-name="P12">2</text:p>
          </table:table-cell>
          <table:table-cell table:style-name="Table1.A2" office:value-type="string">
            <text:p text:style-name="P12">+3</text:p>
          </table:table-cell>
          <table:table-cell table:style-name="Table1.A2" office:value-type="string">
            <text:p text:style-name="P12">+1</text:p>
          </table:table-cell>
          <table:table-cell table:style-name="Table1.A2" office:value-type="string">
            <text:p text:style-name="P12">+3</text:p>
          </table:table-cell>
          <table:table-cell table:style-name="Table1.A2" office:value-type="string">
            <text:p text:style-name="P12">Lore Master</text:p>
          </table:table-cell>
        </table:table-row>
        <table:table-row>
          <table:table-cell table:style-name="Table1.A2" office:value-type="string">
            <text:p text:style-name="P12">4th</text:p>
          </table:table-cell>
          <table:table-cell table:style-name="Table1.B2" office:value-type="float" office:value="3">
            <text:p text:style-name="P12">3</text:p>
          </table:table-cell>
          <table:table-cell table:style-name="Table1.A2" office:value-type="string">
            <text:p text:style-name="P12">+4</text:p>
          </table:table-cell>
          <table:table-cell table:style-name="Table1.A2" office:value-type="string">
            <text:p text:style-name="P12">+1</text:p>
          </table:table-cell>
          <table:table-cell table:style-name="Table1.A2" office:value-type="string">
            <text:p text:style-name="P12">+4</text:p>
          </table:table-cell>
          <table:table-cell table:style-name="Table1.A2" office:value-type="string">
            <text:p text:style-name="P12">Bardic Specialty</text:p>
          </table:table-cell>
        </table:table-row>
        <table:table-row>
          <table:table-cell table:style-name="Table1.A2" office:value-type="string">
            <text:p text:style-name="P12">5th</text:p>
          </table:table-cell>
          <table:table-cell table:style-name="Table1.B2" office:value-type="float" office:value="3">
            <text:p text:style-name="P12">3</text:p>
          </table:table-cell>
          <table:table-cell table:style-name="Table1.A2" office:value-type="string">
            <text:p text:style-name="P12">+4</text:p>
          </table:table-cell>
          <table:table-cell table:style-name="Table1.A2" office:value-type="string">
            <text:p text:style-name="P12">+1</text:p>
          </table:table-cell>
          <table:table-cell table:style-name="Table1.A2" office:value-type="string">
            <text:p text:style-name="P12">+4</text:p>
          </table:table-cell>
          <table:table-cell table:style-name="Table1.A2" office:value-type="string">
            <text:p text:style-name="P12">Compose Masterpiece</text:p>
          </table:table-cell>
        </table:table-row>
        <table:table-row>
          <table:table-cell table:style-name="Table1.A2" office:value-type="string">
            <text:p text:style-name="P12">6th</text:p>
          </table:table-cell>
          <table:table-cell table:style-name="Table1.B2" office:value-type="float" office:value="4">
            <text:p text:style-name="P12">4</text:p>
          </table:table-cell>
          <table:table-cell table:style-name="Table1.A2" office:value-type="string">
            <text:p text:style-name="P12">+5</text:p>
          </table:table-cell>
          <table:table-cell table:style-name="Table1.A2" office:value-type="string">
            <text:p text:style-name="P12">+2</text:p>
          </table:table-cell>
          <table:table-cell table:style-name="Table1.A2" office:value-type="string">
            <text:p text:style-name="P12">+5</text:p>
          </table:table-cell>
          <table:table-cell table:style-name="Table1.A2" office:value-type="string">
            <text:h text:style-name="P18" text:outline-level="4"><text:s/>Comparative Arcane Studies</text:h>
          </table:table-cell>
        </table:table-row>
        <table:table-row>
          <table:table-cell table:style-name="Table1.A2" office:value-type="string">
            <text:p text:style-name="P12">7th</text:p>
          </table:table-cell>
          <table:table-cell table:style-name="Table1.B2" office:value-type="float" office:value="5">
            <text:p text:style-name="P12">5</text:p>
          </table:table-cell>
          <table:table-cell table:style-name="Table1.A2" office:value-type="string">
            <text:p text:style-name="P12">+5</text:p>
          </table:table-cell>
          <table:table-cell table:style-name="Table1.A2" office:value-type="string">
            <text:p text:style-name="P12">+2</text:p>
          </table:table-cell>
          <table:table-cell table:style-name="Table1.A2" office:value-type="string">
            <text:p text:style-name="P12">+5</text:p>
          </table:table-cell>
          <table:table-cell table:style-name="Table1.A2" office:value-type="string">
            <text:h text:style-name="P13" text:outline-level="4">Jack of all Trades</text:h>
          </table:table-cell>
        </table:table-row>
        <table:table-row>
          <table:table-cell table:style-name="Table1.A2" office:value-type="string">
            <text:p text:style-name="P12">8th</text:p>
          </table:table-cell>
          <table:table-cell table:style-name="Table1.B2" office:value-type="float" office:value="6">
            <text:p text:style-name="P12">6</text:p>
          </table:table-cell>
          <table:table-cell table:style-name="Table1.A2" office:value-type="string">
            <text:p text:style-name="P12">+6</text:p>
          </table:table-cell>
          <table:table-cell table:style-name="Table1.A2" office:value-type="string">
            <text:p text:style-name="P12">+2</text:p>
          </table:table-cell>
          <table:table-cell table:style-name="Table1.A2" office:value-type="string">
            <text:p text:style-name="P12">+6</text:p>
          </table:table-cell>
          <table:table-cell table:style-name="Table1.A2" office:value-type="string">
            <text:p text:style-name="P12"/>
          </table:table-cell>
        </table:table-row>
        <table:table-row>
          <table:table-cell table:style-name="Table1.A2" office:value-type="string">
            <text:p text:style-name="P12">9th</text:p>
          </table:table-cell>
          <table:table-cell table:style-name="Table1.B2" office:value-type="float" office:value="6">
            <text:p text:style-name="P12">6</text:p>
          </table:table-cell>
          <table:table-cell table:style-name="Table1.A2" office:value-type="string">
            <text:p text:style-name="P12">+6</text:p>
          </table:table-cell>
          <table:table-cell table:style-name="Table1.A2" office:value-type="string">
            <text:p text:style-name="P12">+3</text:p>
          </table:table-cell>
          <table:table-cell table:style-name="Table1.A2" office:value-type="string">
            <text:p text:style-name="P12">+6</text:p>
          </table:table-cell>
          <table:table-cell table:style-name="Table1.A2" office:value-type="string">
            <text:p text:style-name="P12">Versatile Knowledge</text:p>
          </table:table-cell>
        </table:table-row>
        <table:table-row>
          <table:table-cell table:style-name="Table1.A2" office:value-type="string">
            <text:p text:style-name="P12">10th</text:p>
          </table:table-cell>
          <table:table-cell table:style-name="Table1.B2" office:value-type="float" office:value="7">
            <text:p text:style-name="P12">7</text:p>
          </table:table-cell>
          <table:table-cell table:style-name="Table1.A2" office:value-type="string">
            <text:p text:style-name="P12">+7</text:p>
          </table:table-cell>
          <table:table-cell table:style-name="Table1.A2" office:value-type="string">
            <text:p text:style-name="P12">+3</text:p>
          </table:table-cell>
          <table:table-cell table:style-name="Table1.A2" office:value-type="string">
            <text:p text:style-name="P12">+7</text:p>
          </table:table-cell>
          <table:table-cell table:style-name="Table1.A2" office:value-type="string">
            <text:p text:style-name="P17">Adoring Fans</text:p>
          </table:table-cell>
        </table:table-row>
      </table:table>
      <text:p text:style-name="Standard"/>
      <text:p text:style-name="P1"/>
      <text:p text:style-name="P6"><text:soft-page-break/><text:span text:style-name="Strong_20_Emphasis"><text:span text:style-name="T8">Bardic Knowledge: </text:span></text:span><text:span text:style-name="Strong_20_Emphasis"><text:span text:style-name="T11">A bard adds half his class level (minimum 1) to all </text:span></text:span><text:a xlink:type="simple" xlink:href="https://www.d20pfsrd.com/skills/knowledge" text:style-name="Internet_20_link" text:visited-style-name="Visited_20_Internet_20_Link"><text:span text:style-name="Strong_20_Emphasis"><text:span text:style-name="T34">Knowledge</text:span></text:span></text:a><text:span text:style-name="Strong_20_Emphasis"><text:span text:style-name="T18"> </text:span></text:span><text:span text:style-name="Strong_20_Emphasis"><text:span text:style-name="T11">skill checks and may make all </text:span></text:span><text:a xlink:type="simple" xlink:href="https://www.d20pfsrd.com/skills/knowledge" text:style-name="Internet_20_link" text:visited-style-name="Visited_20_Internet_20_Link"><text:span text:style-name="Strong_20_Emphasis"><text:span text:style-name="T34">Knowledge</text:span></text:span></text:a><text:span text:style-name="Strong_20_Emphasis"><text:span text:style-name="T18"> </text:span></text:span><text:span text:style-name="Strong_20_Emphasis"><text:span text:style-name="T11">skill checks untrained. </text:span></text:span></text:p>
      <text:p text:style-name="P6"><text:span text:style-name="Strong_20_Emphasis"><text:span text:style-name="T10"><text:line-break/></text:span></text:span><text:span text:style-name="Strong_20_Emphasis"><text:span text:style-name="T8">Bardic Performances</text:span></text:span><text:span text:style-name="Strong_20_Emphasis"><text:span text:style-name="T10">:A bard is trained to use the </text:span></text:span><text:a xlink:type="simple" xlink:href="https://www.d20pfsrd.com/skills/perform" text:style-name="Internet_20_link" text:visited-style-name="Visited_20_Internet_20_Link"><text:span text:style-name="Strong_20_Emphasis"><text:span text:style-name="T16">Perform</text:span></text:span></text:a><text:span text:style-name="Strong_20_Emphasis"><text:span text:style-name="T10"> skill to create magical effects on those around him, including himself if desired. He can use this ability for a number of rounds per day equal to 4 + his </text:span></text:span><text:a xlink:type="simple" xlink:href="https://www.d20pfsrd.com/basics-ability-scores/ability-scores#TOC-Charisma-Cha-" text:style-name="Internet_20_link" text:visited-style-name="Visited_20_Internet_20_Link"><text:span text:style-name="Strong_20_Emphasis"><text:span text:style-name="T16">Charisma</text:span></text:span></text:a><text:span text:style-name="Strong_20_Emphasis"><text:span text:style-name="T10"> modifier. At each level after 1st a bard can use bardic performance for 2 additional rounds per day. </text:span></text:span></text:p>
      <text:p text:style-name="P6"><text:span text:style-name="Strong_20_Emphasis"><text:span text:style-name="T10">Each round, the bard can produce any one of the types of bardic performance that he has mastered, as indicated by his level. </text:span></text:span></text:p>
      <text:p text:style-name="P6"><text:span text:style-name="Strong_20_Emphasis"><text:span text:style-name="T10">For a list of bardic performances, see </text:span></text:span><text:span text:style-name="Strong_20_Emphasis"><text:span text:style-name="T11">- </text:span></text:span><text:a xlink:type="simple" xlink:href="https://www.d20pfsrd.com/classes/core-classes/bard/" text:style-name="Internet_20_link" text:visited-style-name="Visited_20_Internet_20_Link"><text:span text:style-name="Strong_20_Emphasis"><text:span text:style-name="T36">https://www.d20pfsrd.com/classes/core-classes/bard/</text:span></text:span></text:a></text:p>
      <text:p text:style-name="P6"><text:span text:style-name="Strong_20_Emphasis"><text:span text:style-name="T10"/></text:span></text:p>
      <text:p text:style-name="P6"><text:span text:style-name="T10">Starting a bardic performance is a </text:span><text:a xlink:type="simple" xlink:href="https://www.d20pfsrd.com/gamemastering/combat#TOC-Standard-Actions" text:style-name="Internet_20_link" text:visited-style-name="Visited_20_Internet_20_Link"><text:span text:style-name="T16">standard action</text:span></text:a><text:span text:style-name="T10">, but it can be maintained each round as a </text:span><text:a xlink:type="simple" xlink:href="https://www.d20pfsrd.com/gamemastering/combat#TOC-Free-Actions" text:style-name="Internet_20_link" text:visited-style-name="Visited_20_Internet_20_Link"><text:span text:style-name="T16">free action</text:span></text:a><text:span text:style-name="T10">. Changing a bardic performance from one effect to another requires the bard to stop the previous performance and start a new one as a </text:span><text:a xlink:type="simple" xlink:href="https://www.d20pfsrd.com/gamemastering/combat#TOC-Standard-Actions" text:style-name="Internet_20_link" text:visited-style-name="Visited_20_Internet_20_Link"><text:span text:style-name="T16">standard action</text:span></text:a><text:span text:style-name="T10">. A bardic performance cannot be disrupted, but it ends immediately if the bard is killed, </text:span><text:a xlink:type="simple" xlink:href="https://www.d20pfsrd.com/gamemastering/conditions#TOC-Paralyzed" text:style-name="Internet_20_link" text:visited-style-name="Visited_20_Internet_20_Link"><text:span text:style-name="T16">paralyzed</text:span></text:a><text:span text:style-name="T10">, </text:span><text:a xlink:type="simple" xlink:href="https://www.d20pfsrd.com/gamemastering/conditions#TOC-Stunned" text:style-name="Internet_20_link" text:visited-style-name="Visited_20_Internet_20_Link"><text:span text:style-name="T16">stunned</text:span></text:a><text:span text:style-name="T10">, knocked </text:span><text:a xlink:type="simple" xlink:href="https://www.d20pfsrd.com/gamemastering/conditions#TOC-Unconscious" text:style-name="Internet_20_link" text:visited-style-name="Visited_20_Internet_20_Link"><text:span text:style-name="T16">unconscious</text:span></text:a><text:span text:style-name="T10">, or otherwise prevented from taking a </text:span><text:a xlink:type="simple" xlink:href="https://www.d20pfsrd.com/gamemastering/combat#TOC-Free-Actions" text:style-name="Internet_20_link" text:visited-style-name="Visited_20_Internet_20_Link"><text:span text:style-name="T16">free action</text:span></text:a><text:span text:style-name="T10"> to maintain it each round. A bard cannot have more than one bardic performance in effect at one time. <text:line-break/>At 7th level, a bard can start a bardic performance as a </text:span><text:a xlink:type="simple" xlink:href="https://www.d20pfsrd.com/gamemastering/combat#TOC-Move-Actions" text:style-name="Internet_20_link" text:visited-style-name="Visited_20_Internet_20_Link"><text:span text:style-name="T16">move action</text:span></text:a><text:span text:style-name="T10"> instead of a </text:span><text:a xlink:type="simple" xlink:href="https://www.d20pfsrd.com/gamemastering/combat#TOC-Standard-Actions" text:style-name="Internet_20_link" text:visited-style-name="Visited_20_Internet_20_Link"><text:span text:style-name="T16">standard action</text:span></text:a><text:span text:style-name="T10">. At 13th level, a bard can start a bardic performance as a </text:span><text:a xlink:type="simple" xlink:href="https://www.d20pfsrd.com/gamemastering/combat#TOC-Swift-Actions" text:style-name="Internet_20_link" text:visited-style-name="Visited_20_Internet_20_Link"><text:span text:style-name="T16">swift action</text:span></text:a><text:span text:style-name="T10">. <text:line-break/></text:span></text:p>
      <text:p text:style-name="P6"><text:span text:style-name="Strong_20_Emphasis"><text:span text:style-name="T8">Versatile Performance <text:s/></text:span></text:span><text:span text:style-name="Strong_20_Emphasis"><text:span text:style-name="T10">: At 2nd level, a bard can choose one type of </text:span></text:span><text:a xlink:type="simple" xlink:href="https://www.d20pfsrd.com/skills/perform" text:style-name="Internet_20_link" text:visited-style-name="Visited_20_Internet_20_Link"><text:span text:style-name="Strong_20_Emphasis"><text:span text:style-name="T14">Perform</text:span></text:span></text:a><text:span text:style-name="Strong_20_Emphasis"><text:span text:style-name="T10"> skill. He can use his bonus in that skill in place of his bonus in associated skills. When substituting in this way, the bard uses his total </text:span></text:span><text:a xlink:type="simple" xlink:href="https://www.d20pfsrd.com/skills/perform" text:style-name="Internet_20_link" text:visited-style-name="Visited_20_Internet_20_Link"><text:span text:style-name="Strong_20_Emphasis"><text:span text:style-name="T14">Perform</text:span></text:span></text:a><text:span text:style-name="Strong_20_Emphasis"><text:span text:style-name="T10"> skill bonus, including class skill bonus, in place of its associated skill’s bonus, whether or not he has ranks in that skill or if it is a class skill. At 6th level, and every 4 levels thereafter, the bard can select an additional type of </text:span></text:span><text:a xlink:type="simple" xlink:href="https://www.d20pfsrd.com/skills/perform" text:style-name="Internet_20_link" text:visited-style-name="Visited_20_Internet_20_Link"><text:span text:style-name="Strong_20_Emphasis"><text:span text:style-name="T14">Perform</text:span></text:span></text:a><text:span text:style-name="Strong_20_Emphasis"><text:span text:style-name="T10"> to substitute.</text:span></text:span></text:p>
      <text:p text:style-name="P14"><text:span text:style-name="T10">The types of </text:span><text:a xlink:type="simple" xlink:href="https://www.d20pfsrd.com/skills/perform" text:style-name="Internet_20_link" text:visited-style-name="Visited_20_Internet_20_Link"><text:span text:style-name="T14">Perform</text:span></text:a><text:span text:style-name="T10"> and their associated skills are: Act (</text:span><text:a xlink:type="simple" xlink:href="https://www.d20pfsrd.com/skills/bluff" text:style-name="Internet_20_link" text:visited-style-name="Visited_20_Internet_20_Link"><text:span text:style-name="T14">Bluff</text:span></text:a><text:span text:style-name="T10">, </text:span><text:a xlink:type="simple" xlink:href="https://www.d20pfsrd.com/skills/disguise" text:style-name="Internet_20_link" text:visited-style-name="Visited_20_Internet_20_Link"><text:span text:style-name="T14">Disguise</text:span></text:a><text:span text:style-name="T10">), Comedy (</text:span><text:a xlink:type="simple" xlink:href="https://www.d20pfsrd.com/skills/bluff" text:style-name="Internet_20_link" text:visited-style-name="Visited_20_Internet_20_Link"><text:span text:style-name="T14">Bluff</text:span></text:a><text:span text:style-name="T10">, </text:span><text:a xlink:type="simple" xlink:href="https://www.d20pfsrd.com/skills/intimidate" text:style-name="Internet_20_link" text:visited-style-name="Visited_20_Internet_20_Link"><text:span text:style-name="T14">Intimidate</text:span></text:a><text:span text:style-name="T10">), Dance (</text:span><text:a xlink:type="simple" xlink:href="https://www.d20pfsrd.com/skills/acrobatics" text:style-name="Internet_20_link" text:visited-style-name="Visited_20_Internet_20_Link"><text:span text:style-name="T14">Acrobatics</text:span></text:a><text:span text:style-name="T10">, </text:span><text:a xlink:type="simple" xlink:href="https://www.d20pfsrd.com/skills/fly" text:style-name="Internet_20_link" text:visited-style-name="Visited_20_Internet_20_Link"><text:span text:style-name="T14">Fly</text:span></text:a><text:span text:style-name="T10">), Keyboard Instruments (</text:span><text:a xlink:type="simple" xlink:href="https://www.d20pfsrd.com/skills/diplomacy" text:style-name="Internet_20_link" text:visited-style-name="Visited_20_Internet_20_Link"><text:span text:style-name="T14">Diplomacy</text:span></text:a><text:span text:style-name="T10">, </text:span><text:a xlink:type="simple" xlink:href="https://www.d20pfsrd.com/skills/intimidate" text:style-name="Internet_20_link" text:visited-style-name="Visited_20_Internet_20_Link"><text:span text:style-name="T14">Intimidate</text:span></text:a><text:span text:style-name="T10">), Oratory (</text:span><text:a xlink:type="simple" xlink:href="https://www.d20pfsrd.com/skills/diplomacy" text:style-name="Internet_20_link" text:visited-style-name="Visited_20_Internet_20_Link"><text:span text:style-name="T14">Diplomacy</text:span></text:a><text:span text:style-name="T10">, </text:span><text:a xlink:type="simple" xlink:href="https://www.d20pfsrd.com/skills/sense-motive" text:style-name="Internet_20_link" text:visited-style-name="Visited_20_Internet_20_Link"><text:span text:style-name="T14">Sense Motive</text:span></text:a><text:span text:style-name="T10">), Percussion (</text:span><text:a xlink:type="simple" xlink:href="https://www.d20pfsrd.com/skills/handle-animal" text:style-name="Internet_20_link" text:visited-style-name="Visited_20_Internet_20_Link"><text:span text:style-name="T14">Handle Animal</text:span></text:a><text:span text:style-name="T10">, </text:span><text:a xlink:type="simple" xlink:href="https://www.d20pfsrd.com/skills/intimidate" text:style-name="Internet_20_link" text:visited-style-name="Visited_20_Internet_20_Link"><text:span text:style-name="T14">Intimidate</text:span></text:a><text:span text:style-name="T10">), Sing (</text:span><text:a xlink:type="simple" xlink:href="https://www.d20pfsrd.com/skills/bluff" text:style-name="Internet_20_link" text:visited-style-name="Visited_20_Internet_20_Link"><text:span text:style-name="T14">Bluff</text:span></text:a><text:span text:style-name="T10">, </text:span><text:a xlink:type="simple" xlink:href="https://www.d20pfsrd.com/skills/sense-motive" text:style-name="Internet_20_link" text:visited-style-name="Visited_20_Internet_20_Link"><text:span text:style-name="T14">Sense Motive</text:span></text:a><text:span text:style-name="T10">), String (</text:span><text:a xlink:type="simple" xlink:href="https://www.d20pfsrd.com/skills/bluff" text:style-name="Internet_20_link" text:visited-style-name="Visited_20_Internet_20_Link"><text:span text:style-name="T14">Bluff</text:span></text:a><text:span text:style-name="T10">, </text:span><text:a xlink:type="simple" xlink:href="https://www.d20pfsrd.com/skills/diplomacy" text:style-name="Internet_20_link" text:visited-style-name="Visited_20_Internet_20_Link"><text:span text:style-name="T14">Diplomacy</text:span></text:a><text:span text:style-name="T10">), and Wind (</text:span><text:a xlink:type="simple" xlink:href="https://www.d20pfsrd.com/skills/diplomacy" text:style-name="Internet_20_link" text:visited-style-name="Visited_20_Internet_20_Link"><text:span text:style-name="T14">Diplomacy</text:span></text:a><text:span text:style-name="T10">, </text:span><text:a xlink:type="simple" xlink:href="https://www.d20pfsrd.com/skills/handle-animal" text:style-name="Internet_20_link" text:visited-style-name="Visited_20_Internet_20_Link"><text:span text:style-name="T14">Handle Animal</text:span></text:a><text:span text:style-name="T10">).</text:span></text:p>
      <text:p text:style-name="P9"/>
      <text:p text:style-name="P6"><text:span text:style-name="Strong_20_Emphasis"><text:span text:style-name="T8">Lore Master: </text:span></text:span><text:span text:style-name="Strong_20_Emphasis"><text:span text:style-name="T20">At 3</text:span></text:span><text:span text:style-name="Strong_20_Emphasis"><text:span text:style-name="T29">rd</text:span></text:span><text:span text:style-name="Strong_20_Emphasis"><text:span text:style-name="T20"> level, the bard becomes a master of lore and can take 10 on any </text:span></text:span><text:a xlink:type="simple" xlink:href="https://www.d20pfsrd.com/skills/knowledge" text:style-name="Internet_20_link" text:visited-style-name="Visited_20_Internet_20_Link"><text:span text:style-name="Strong_20_Emphasis"><text:span text:style-name="T17">Knowledge</text:span></text:span></text:a><text:span text:style-name="Strong_20_Emphasis"><text:span text:style-name="T20"> skill check that he has ranks in. A bard can choose not to take 10 and can instead roll normally. In addition, once per day, the bard can take 20 on any </text:span></text:span><text:a xlink:type="simple" xlink:href="https://www.d20pfsrd.com/skills/knowledge" text:style-name="Internet_20_link" text:visited-style-name="Visited_20_Internet_20_Link"><text:span text:style-name="Strong_20_Emphasis"><text:span text:style-name="T17">Knowledge</text:span></text:span></text:a><text:span text:style-name="Strong_20_Emphasis"><text:span text:style-name="T20"> skill check as a </text:span></text:span><text:a xlink:type="simple" xlink:href="https://www.d20pfsrd.com/gamemastering/combat#TOC-Standard-Actions" text:style-name="Internet_20_link" text:visited-style-name="Visited_20_Internet_20_Link"><text:span text:style-name="Strong_20_Emphasis"><text:span text:style-name="T17">standard action</text:span></text:span></text:a><text:span text:style-name="Strong_20_Emphasis"><text:span text:style-name="T20">. He can use this ability one additional time per day for every six levels he possesses beyond 3rd</text:span></text:span></text:p>
      <text:p text:style-name="P9"/>
      <text:p text:style-name="P6"><text:span text:style-name="Strong_20_Emphasis"><text:span text:style-name="T13">Bardic Specialty: </text:span></text:span><text:span text:style-name="Strong_20_Emphasis"><text:span text:style-name="T11">At 4th level, a bard begins to specialize in their performing art of choice. <text:s/><text:line-break/>At 4</text:span></text:span><text:span text:style-name="Strong_20_Emphasis"><text:span text:style-name="T27">th</text:span></text:span><text:span text:style-name="Strong_20_Emphasis"><text:span text:style-name="T11"> level, a bard selects a specialty and gains the ability associated with it<text:line-break/></text:span></text:span></text:p>
      <text:p text:style-name="P6"><text:span text:style-name="Strong_20_Emphasis"><text:span text:style-name="T11"><text:tab/></text:span></text:span><text:span text:style-name="Strong_20_Emphasis"><text:span text:style-name="T8">Dancer: </text:span></text:span></text:p>
      <text:p text:style-name="P6"><text:span text:style-name="T8"><text:tab/></text:span><text:span text:style-name="T24">Graceful movements: </text:span><text:span text:style-name="T25"><text:s/></text:span><text:span text:style-name="T10">At 4</text:span><text:span text:style-name="T26">th</text:span><text:span text:style-name="T10"> level a dancer can use their grace to speed up her attacks. When making a full attack action, she may make one extra attack with any weapon he is holding, as though under the effects of a </text:span><text:a xlink:type="simple" xlink:href="https://www.d20pfsrd.com/magic/all-spells/h/haste" text:style-name="Internet_20_link" text:visited-style-name="Visited_20_Internet_20_Link"><text:span text:style-name="T34">haste</text:span></text:a><text:span text:style-name="T21"> </text:span><text:span text:style-name="T10">spell. He also gains a +1 bonus on </text:span><text:a xlink:type="simple" xlink:href="https://www.d20pfsrd.com/gamemastering/combat#TOC-Attack-Roll" text:style-name="Internet_20_link" text:visited-style-name="Visited_20_Internet_20_Link"><text:span text:style-name="T34">attack rolls</text:span></text:a><text:span text:style-name="T16"> </text:span><text:span text:style-name="T10">and a +1 </text:span><text:a xlink:type="simple" xlink:href="https://www.d20pfsrd.com/basics-ability-scores/glossary#TOC-Dodge-Bonus" text:style-name="Internet_20_link" text:visited-style-name="Visited_20_Internet_20_Link"><text:span text:style-name="T34">dodge bonus</text:span></text:a><text:span text:style-name="T16"> </text:span><text:span text:style-name="T10">to AC and on </text:span><text:a xlink:type="simple" xlink:href="https://www.d20pfsrd.com/gamemastering/combat#TOC-Reflex" text:style-name="Internet_20_link" text:visited-style-name="Visited_20_Internet_20_Link"><text:span text:style-name="T34">Reflex</text:span></text:a><text:span text:style-name="T16"> </text:span><text:span text:style-name="T10">saves. At 7th level, and every three </text:span><text:a xlink:type="simple" xlink:href="https://www.d20pfsrd.com/classes/core-classes/bard" text:style-name="Internet_20_link" text:visited-style-name="Visited_20_Internet_20_Link"><text:span text:style-name="T34">bard</text:span></text:a><text:span text:style-name="T16"> </text:span><text:span text:style-name="T10">levels thereafter, these bonuses increase by +1. These bonuses do not stack with the </text:span><text:a xlink:type="simple" xlink:href="https://www.d20pfsrd.com/magic/all-spells/h/haste" text:style-name="Internet_20_link" text:visited-style-name="Visited_20_Internet_20_Link"><text:span text:style-name="T34">haste</text:span></text:a><text:span text:style-name="T21"> </text:span><text:span text:style-name="T10">spell. <text:line-break/><text:tab/></text:span><text:span text:style-name="T24">Dance of Fury:</text:span><text:span text:style-name="T25"> </text:span><text:span text:style-name="T10">At 12th level, a dervish dancer can attack more than once as he moves while performing a battle dance. He can combine a full-attack action with a single move, taking the attacks at any point during his movement, but must move at least 5 feet between each attack. This movement provokes </text:span><text:a xlink:type="simple" xlink:href="https://www.d20pfsrd.com/gamemastering/combat#TOC-Attacks-of-Opportunity" text:style-name="Internet_20_link" text:visited-style-name="Visited_20_Internet_20_Link"><text:span text:style-name="T16">attacks of opportunity</text:span></text:a><text:span text:style-name="T10"> as normal. </text:span></text:p>
      <text:p text:style-name="P6"><text:span text:style-name="T10"><text:line-break/><text:tab/></text:span><text:span text:style-name="T8">Actor:<text:line-break/><text:tab/></text:span><text:span text:style-name="T24">Costumed Diva:</text:span><text:span text:style-name="T11"> At 4</text:span><text:span text:style-name="T27">th</text:span><text:span text:style-name="T11"> level, after years of being on the stage, the musician has become so used to wearing strange and cumbersome costumes for her performances that she gains medium armor proficiency and can cast bard spells while wearing medium armor without incurring the normal arcane spell failure chance. At 11th level, she gains heavy armor proficiency and can cast bard spells while wearing heavy armor without incurring the normal arcane spell failure chance. A multi-classed diva still incurs the normal arcane spell failure chance for arcane spells received from other classes. </text:span></text:p>
      <text:p text:style-name="P8"><text:span text:style-name="T1"><text:tab/></text:span><text:span text:style-name="T3">Big Voice: </text:span><text:span text:style-name="T2"><text:s/>You have learned to project your voice and/or instruments far beyond a normal range. <text:s/>At 11</text:span><text:span text:style-name="T31">th</text:span><text:span text:style-name="T2"> level, a bard can choose to affect a 60-foot cone instead of a 30-foot radius with bardic performances that affect an area. In addition, for every four levels beyond 11th, the area of such powers is increased by 10 feet (radius) or 20 feet (cone). If the power instead affects multiple creatures, it affects one additional creature than normal for every four levels beyond 11th. This does not affect powers that affect only a single creature. </text:span></text:p>
      <text:p text:style-name="P9"/>
      <text:p text:style-name="P7"><text:span text:style-name="T5"><text:tab/>Comedian:<text:line-break/><text:tab/></text:span><text:span text:style-name="T6">Quick Wit:</text:span><text:span text:style-name="T5"> <text:s/></text:span><text:span text:style-name="T4">At 4</text:span><text:span text:style-name="T32">th</text:span><text:span text:style-name="T4"> level, a comedian may use perform comedy to perform counter-song. <text:s/>In addition, you always act in a surprise round and may add half your bard level to all your initiative rolls. <text:s text:c="2"/></text:span></text:p>
      <text:p text:style-name="P7"><text:soft-page-break/><text:span text:style-name="T4"><text:tab/></text:span><text:span text:style-name="T6">On the Ball</text:span><text:span text:style-name="T7">: </text:span><text:span text:style-name="T4"><text:s/>At 12</text:span><text:span text:style-name="T32">th</text:span><text:span text:style-name="T4"> level, when a comedian is rolling initiative, they may use their bard class level in place of the result of their dice roll.</text:span></text:p>
      <text:p text:style-name="P19"/>
      <text:p text:style-name="P19"><text:tab/>Musician:</text:p>
      <text:p text:style-name="P7"><text:span text:style-name="T5"><text:tab/></text:span><text:span text:style-name="T6">Penetrating frequencies</text:span><text:span text:style-name="T5">: <text:s/></text:span><text:span text:style-name="T4">At 4</text:span><text:span text:style-name="T32">th</text:span><text:span text:style-name="T4"> level, you have learned to play your music in keys better at penetrating barriers. <text:s/>Your music and sonic spells retain line of effect through most barriers, save lead. <text:s/>This allows bardic performances, music and sonic spells to affect creatures across walls of force, planar boundaries, vacuums, and areas of magical silence. <text:s/>At 4</text:span><text:span text:style-name="T32">th</text:span><text:span text:style-name="T4"> level, your music, sonic spells, and bardic performances can ignore most barriers in a 30' radius from the performer. <text:s/>This increases by 30' every 4 levels thereafter, to a maximum range of the ability being used.</text:span></text:p>
      <text:p text:style-name="P6"><text:span text:style-name="T8"><text:tab/></text:span><text:span text:style-name="T24">Weird Groove: </text:span><text:span text:style-name="T12">At 12</text:span><text:span text:style-name="T28">th</text:span><text:span text:style-name="T12"> level, a musician gains this bardic performance that has a tendency to get a little weird. A <text:s/>musician can use his performance to twist and snap the auras of his allies to give them aberrant abilities, usually belonging to a self from a parallel existence. These properties can be as mundane as </text:span><text:a xlink:type="simple" xlink:href="https://www.d20pfsrd.com/feats/metamagic-feats/heighten-spell-metamagic" text:style-name="Internet_20_link" text:visited-style-name="Visited_20_Internet_20_Link"><text:span text:style-name="T19">heightened</text:span></text:a><text:span text:style-name="T12"> senses or as strange as tentacles, gills, or another head. While performing, allies gain an evolution pool equal to half the bard's level (rounded down, minimum 1). Abilities that require a minimum </text:span><text:a xlink:type="simple" xlink:href="https://www.d20pfsrd.com/classes/base-classes/summoner" text:style-name="Internet_20_link" text:visited-style-name="Visited_20_Internet_20_Link"><text:span text:style-name="T19">summoner</text:span></text:a><text:span text:style-name="T12"> level use instead the musician’s level -3. For example, </text:span><text:a xlink:type="simple" xlink:href="https://www.d20pfsrd.com/bestiary/rules-for-monsters/universal-monster-rules#TOC-Burrow-Ex-" text:style-name="Internet_20_link" text:visited-style-name="Visited_20_Internet_20_Link"><text:span text:style-name="T19">burrow</text:span></text:a><text:span text:style-name="T12"> requires a 12th level weird musician to be given to allies. </text:span></text:p>
      <text:p text:style-name="P19"/>
      <text:p text:style-name="P6"><text:span text:style-name="Strong_20_Emphasis"><text:span text:style-name="T8">Compose Masterpiece: <text:s/></text:span></text:span><text:span text:style-name="Strong_20_Emphasis"><text:span text:style-name="T11">At 5</text:span></text:span><text:span text:style-name="Strong_20_Emphasis"><text:span text:style-name="T27">th</text:span></text:span><text:span text:style-name="Strong_20_Emphasis"><text:span text:style-name="T11"> level, and every 2 levels thereafter, a bard may create a new personal masterpiece. <text:s/>The bard may select any spell from any spell list, and create a masterpiece that mirrors its effects. <text:s/>Creating the masterpiece takes days equal to the spells level. <text:s text:c="2"/>If the spell doesn't come from the bard spell list, its level can not be higher then ½ your bard level, rounded up.<text:line-break/>Once completed, the spell may be cast as a bardic masterpiece with a cost of performance rounds per spell level. <text:s/>In the case the spell has a duration, the spell has an ongoing cost of one performance round per duration increment (round/minute/hour). <text:s/>This is a bardic performance for all purposes, except you may perform one masterpiece and a non masterpiece performance at the same time..<text:line-break/></text:span></text:span></text:p>
      <text:p text:style-name="P6"><text:span text:style-name="Strong_20_Emphasis"><text:span text:style-name="T8">Comparative Arcane Studies: <text:s/></text:span></text:span><text:span text:style-name="Strong_20_Emphasis"><text:span text:style-name="T11">At 6</text:span></text:span><text:span text:style-name="Strong_20_Emphasis"><text:span text:style-name="T27">th</text:span></text:span><text:span text:style-name="Strong_20_Emphasis"><text:span text:style-name="T11"> level, once per day, a bard can cast any spell from the </text:span></text:span><text:a xlink:type="simple" xlink:href="https://www.d20pfsrd.com/classes/core-classes/bard" text:style-name="Internet_20_link" text:visited-style-name="Visited_20_Internet_20_Link"><text:span text:style-name="Strong_20_Emphasis"><text:span text:style-name="T18">bard</text:span></text:span></text:a><text:span text:style-name="Strong_20_Emphasis"><text:span text:style-name="T11">, </text:span></text:span><text:a xlink:type="simple" xlink:href="https://www.d20pfsrd.com/magic/spell-lists-and-domains/spell-lists-sorcerer-and-wizard/" text:style-name="Internet_20_link" text:visited-style-name="Visited_20_Internet_20_Link"><text:span text:style-name="Strong_20_Emphasis"><text:span text:style-name="T18">sorcerer/wizard</text:span></text:span></text:a><text:span text:style-name="Strong_20_Emphasis"><text:span text:style-name="T11">, or </text:span></text:span><text:a xlink:type="simple" xlink:href="https://www.d20pfsrd.com/classes/base-classes/witch" text:style-name="Internet_20_link" text:visited-style-name="Visited_20_Internet_20_Link"><text:span text:style-name="Strong_20_Emphasis"><text:span text:style-name="T34">witch</text:span></text:span></text:a><text:span text:style-name="Strong_20_Emphasis"><text:span text:style-name="T18"> </text:span></text:span><text:span text:style-name="Strong_20_Emphasis"><text:span text:style-name="T11">spell lists from a </text:span></text:span><text:a xlink:type="simple" xlink:href="https://www.d20pfsrd.com/magic-items/scrolls" text:style-name="Internet_20_link" text:visited-style-name="Visited_20_Internet_20_Link"><text:span text:style-name="Strong_20_Emphasis"><text:span text:style-name="T34">scroll</text:span></text:span></text:a><text:span text:style-name="Strong_20_Emphasis"><text:span text:style-name="T22"> </text:span></text:span><text:span text:style-name="Strong_20_Emphasis"><text:span text:style-name="T11">or </text:span></text:span><text:a xlink:type="simple" xlink:href="https://www.d20pfsrd.com/equipment/goods-and-services/books-paper-writing-supplies#TOC-Spellbook" text:style-name="Internet_20_link" text:visited-style-name="Visited_20_Internet_20_Link"><text:span text:style-name="Strong_20_Emphasis"><text:span text:style-name="T34">spellbook</text:span></text:span></text:a><text:span text:style-name="Strong_20_Emphasis"><text:span text:style-name="T18"> </text:span></text:span><text:span text:style-name="Strong_20_Emphasis"><text:span text:style-name="T11">in hand as if it were one of his </text:span></text:span><text:a xlink:type="simple" xlink:href="https://www.d20pfsrd.com/classes/core-classes/bard" text:style-name="Internet_20_link" text:visited-style-name="Visited_20_Internet_20_Link"><text:span text:style-name="Strong_20_Emphasis"><text:span text:style-name="T34">bard</text:span></text:span></text:a><text:span text:style-name="Strong_20_Emphasis"><text:span text:style-name="T18"> </text:span></text:span><text:span text:style-name="Strong_20_Emphasis"><text:span text:style-name="T11">spells known, expending a </text:span></text:span><text:a xlink:type="simple" xlink:href="https://www.d20pfsrd.com/classes/core-classes/bard" text:style-name="Internet_20_link" text:visited-style-name="Visited_20_Internet_20_Link"><text:span text:style-name="Strong_20_Emphasis"><text:span text:style-name="T34">bard</text:span></text:span></text:a><text:span text:style-name="Strong_20_Emphasis"><text:span text:style-name="T18"> </text:span></text:span><text:span text:style-name="Strong_20_Emphasis"><text:span text:style-name="T11">spell slot of the same spell level to cast the desired spell. Casting a spell from a </text:span></text:span><text:a xlink:type="simple" xlink:href="https://www.d20pfsrd.com/magic-items/scrolls" text:style-name="Internet_20_link" text:visited-style-name="Visited_20_Internet_20_Link"><text:span text:style-name="Strong_20_Emphasis"><text:span text:style-name="T34">scroll</text:span></text:span></text:a><text:span text:style-name="Strong_20_Emphasis"><text:span text:style-name="T22"> </text:span></text:span><text:span text:style-name="Strong_20_Emphasis"><text:span text:style-name="T11">this way does not cause the spell to vanish from the </text:span></text:span><text:a xlink:type="simple" xlink:href="https://www.d20pfsrd.com/magic-items/scrolls" text:style-name="Internet_20_link" text:visited-style-name="Visited_20_Internet_20_Link"><text:span text:style-name="Strong_20_Emphasis"><text:span text:style-name="T22">scroll</text:span></text:span></text:a><text:span text:style-name="Strong_20_Emphasis"><text:span text:style-name="T11">. A spell cast in this way cannot be modified by </text:span></text:span><text:a xlink:type="simple" xlink:href="https://www.d20pfsrd.com/feats/metamagic-feats" text:style-name="Internet_20_link" text:visited-style-name="Visited_20_Internet_20_Link"><text:span text:style-name="Strong_20_Emphasis"><text:span text:style-name="T18">metamagic</text:span></text:span></text:a><text:span text:style-name="Strong_20_Emphasis"><text:span text:style-name="T11">. <text:s/></text:span></text:span></text:p>
      <text:p text:style-name="P6"><text:span text:style-name="Strong_20_Emphasis"><text:span text:style-name="T11">The bard may use this an additional time per day every 6 levels thereafter.</text:span></text:span></text:p>
      <text:p text:style-name="P6"><text:span text:style-name="Strong_20_Emphasis"><text:span text:style-name="T11"/></text:span></text:p>
      <text:p text:style-name="P6"><text:span text:style-name="Strong_20_Emphasis"><text:span text:style-name="T8">Jack of All Trades: <text:s/></text:span></text:span><text:span text:style-name="Strong_20_Emphasis"><text:span text:style-name="T11">At 7</text:span></text:span><text:span text:style-name="Strong_20_Emphasis"><text:span text:style-name="T27">th</text:span></text:span><text:span text:style-name="Strong_20_Emphasis"><text:span text:style-name="T11"> level, the bard can use any skill, even if the skill normally requires her to be trained.</text:span></text:span></text:p>
      <text:p text:style-name="P6"><text:span text:style-name="Strong_20_Emphasis"><text:span text:style-name="T11"/></text:span></text:p>
      <text:p text:style-name="P6"><text:span text:style-name="Strong_20_Emphasis"><text:span text:style-name="T8">Versatile Knowledge: <text:s/></text:span></text:span><text:span text:style-name="Strong_20_Emphasis"><text:span text:style-name="T11">At 9</text:span></text:span><text:span text:style-name="Strong_20_Emphasis"><text:span text:style-name="T27">th</text:span></text:span><text:span text:style-name="Strong_20_Emphasis"><text:span text:style-name="T11"> level, once per day, a bard may replace one of their known spells by studying a scroll containing the new bard spell for 1 hour. <text:s/>This consumes the scroll.</text:span></text:span></text:p>
      <text:p text:style-name="P6"><text:span text:style-name="Strong_20_Emphasis"><text:span text:style-name="T11"/></text:span></text:p>
      <text:p text:style-name="P6"><text:span text:style-name="Strong_20_Emphasis"><text:span text:style-name="T8">Adoring Fans:</text:span></text:span><text:span text:style-name="Strong_20_Emphasis"><text:span text:style-name="T11">At 10th level, the </text:span></text:span><text:a xlink:type="simple" xlink:href="https://www.d20pfsrd.com/classes/core-classes/bard" text:style-name="Internet_20_link" text:visited-style-name="Visited_20_Internet_20_Link"><text:span text:style-name="Strong_20_Emphasis"><text:span text:style-name="T35">bard</text:span></text:span></text:a><text:span text:style-name="Strong_20_Emphasis"><text:span text:style-name="T15"> </text:span></text:span><text:span text:style-name="Strong_20_Emphasis"><text:span text:style-name="T11">can use his performance to convert even the toughest audience. To be affected, a target must be able to see and hear the </text:span></text:span><text:a xlink:type="simple" xlink:href="https://www.d20pfsrd.com/classes/core-classes/bard" text:style-name="Internet_20_link" text:visited-style-name="Visited_20_Internet_20_Link"><text:span text:style-name="Strong_20_Emphasis"><text:span text:style-name="T35">bard</text:span></text:span></text:a><text:span text:style-name="Strong_20_Emphasis"><text:span text:style-name="T15"> </text:span></text:span><text:span text:style-name="Strong_20_Emphasis"><text:span text:style-name="T11">perform for 1 full round and be within 30 feet. The target can attempt a </text:span></text:span><text:a xlink:type="simple" xlink:href="https://www.d20pfsrd.com/gamemastering/combat#TOC-Will" text:style-name="Internet_20_link" text:visited-style-name="Visited_20_Internet_20_Link"><text:span text:style-name="Strong_20_Emphasis"><text:span text:style-name="T35">Will</text:span></text:span></text:a><text:span text:style-name="Strong_20_Emphasis"><text:span text:style-name="T15"> </text:span></text:span><text:span text:style-name="Strong_20_Emphasis"><text:span text:style-name="T11">save (DC = 10 + half the </text:span></text:span><text:a xlink:type="simple" xlink:href="https://www.d20pfsrd.com/classes/core-classes/bard" text:style-name="Internet_20_link" text:visited-style-name="Visited_20_Internet_20_Link"><text:span text:style-name="Strong_20_Emphasis"><text:span text:style-name="T35">bard’s</text:span></text:span></text:a><text:span text:style-name="Strong_20_Emphasis"><text:span text:style-name="T15"> </text:span></text:span><text:span text:style-name="Strong_20_Emphasis"><text:span text:style-name="T11">level + the </text:span></text:span><text:a xlink:type="simple" xlink:href="https://www.d20pfsrd.com/classes/core-classes/bard" text:style-name="Internet_20_link" text:visited-style-name="Visited_20_Internet_20_Link"><text:span text:style-name="Strong_20_Emphasis"><text:span text:style-name="T35">bard’s</text:span></text:span></text:a><text:span text:style-name="Strong_20_Emphasis"><text:span text:style-name="T15"> </text:span></text:span><text:a xlink:type="simple" xlink:href="https://www.d20pfsrd.com/basics-ability-scores/ability-scores#TOC-Charisma-Cha-" text:style-name="Internet_20_link" text:visited-style-name="Visited_20_Internet_20_Link"><text:span text:style-name="Strong_20_Emphasis"><text:span text:style-name="T35">Charisma</text:span></text:span></text:a><text:span text:style-name="Strong_20_Emphasis"><text:span text:style-name="T15"> </text:span></text:span><text:span text:style-name="Strong_20_Emphasis"><text:span text:style-name="T11">modifier) to negate the effect. If a creature succeeds at the saving throw, the </text:span></text:span><text:a xlink:type="simple" xlink:href="https://www.d20pfsrd.com/classes/core-classes/bard" text:style-name="Internet_20_link" text:visited-style-name="Visited_20_Internet_20_Link"><text:span text:style-name="Strong_20_Emphasis"><text:span text:style-name="T35">bard</text:span></text:span></text:a><text:span text:style-name="Strong_20_Emphasis"><text:span text:style-name="T15"> </text:span></text:span><text:span text:style-name="Strong_20_Emphasis"><text:span text:style-name="T11">cannot use this ability on that creature again for 24 hours. On a failure, the creature is dominated (as </text:span></text:span><text:a xlink:type="simple" xlink:href="https://www.d20pfsrd.com/magic/all-spells/d/dominate-monster" text:style-name="Internet_20_link" text:visited-style-name="Visited_20_Internet_20_Link"><text:span text:style-name="Strong_20_Emphasis"><text:span text:style-name="T23">dominate monster</text:span></text:span></text:a><text:span text:style-name="Strong_20_Emphasis"><text:span text:style-name="T11">) for as long as the </text:span></text:span><text:a xlink:type="simple" xlink:href="https://www.d20pfsrd.com/classes/core-classes/bard" text:style-name="Internet_20_link" text:visited-style-name="Visited_20_Internet_20_Link"><text:span text:style-name="Strong_20_Emphasis"><text:span text:style-name="T35">bard</text:span></text:span></text:a><text:span text:style-name="Strong_20_Emphasis"><text:span text:style-name="T15"> </text:span></text:span><text:span text:style-name="Strong_20_Emphasis"><text:span text:style-name="T11">keeps playing and is charmed (as </text:span></text:span><text:a xlink:type="simple" xlink:href="https://www.d20pfsrd.com/magic/all-spells/c/charm-monster" text:style-name="Internet_20_link" text:visited-style-name="Visited_20_Internet_20_Link"><text:span text:style-name="Strong_20_Emphasis"><text:span text:style-name="T23">charm monster</text:span></text:span></text:a><text:span text:style-name="Strong_20_Emphasis"><text:span text:style-name="T11">) for 1d4 hours thereafter.</text:span></text:span></text:p>
      <text:p text:style-name="P14"><text:span text:style-name="T11">Adoring fan is a </text:span><text:a xlink:type="simple" xlink:href="https://www.d20pfsrd.com/magic#TOC-Magic-Descriptor-Mind-Affecting" text:style-name="Internet_20_link" text:visited-style-name="Visited_20_Internet_20_Link"><text:span text:style-name="T15">mind-affecting</text:span></text:a><text:span text:style-name="T11">, </text:span><text:a xlink:type="simple" xlink:href="https://www.d20pfsrd.com/magic#TOC-Enchantment-Compulsion" text:style-name="Internet_20_link" text:visited-style-name="Visited_20_Internet_20_Link"><text:span text:style-name="T15">compulsion</text:span></text:a><text:span text:style-name="T11"> effect that relies on audible and visual </text:span><text:a xlink:type="simple" xlink:href="https://www.d20pfsrd.com/magic#TOC-Components" text:style-name="Internet_20_link" text:visited-style-name="Visited_20_Internet_20_Link"><text:span text:style-name="T15">components</text:span></text:a><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07:51.12</meta:creation-date>
    <dc:date>2021-07-28T18:27:15.49</dc:date>
    <meta:editing-duration>P12DT1H51M54S</meta:editing-duration>
    <meta:editing-cycles>21</meta:editing-cycles>
    <meta:generator>OpenOffice/4.1.5$Win32 OpenOffice.org_project/415m1$Build-9789</meta:generator>
    <meta:document-statistic meta:table-count="1" meta:image-count="0" meta:object-count="0" meta:page-count="3" meta:paragraph-count="99" meta:word-count="1891" meta:character-count="10944"/>
  </office:meta>
</office:document-meta>
</file>